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67cm"/>
    </style:style>
    <style:style style:name="co3" style:family="table-column">
      <style:table-column-properties fo:break-before="auto" style:column-width="5.59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urbuja" table:style-name="ta1">
        <table:shapes>
          <draw:frame draw:z-index="0" draw:style-name="gr1" draw:text-style-name="P1" svg:width="15.999cm" svg:height="8.999cm" svg:x="14.538cm" svg:y="1.93cm">
            <draw:object draw:notify-on-update-of-ranges="Burbuja.A2:Burbuja.A11 Burbuja.B1:Burbuja.B1 Burbuja.B2:Burbuja.B11 Burbuja.A2:Burbuja.A11 Burbuja.D1:Burbuja.D1 Burbuja.D2:Burbuja.D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ce1" office:value-type="string" calcext:value-type="string">
            <text:p>Tam. Caso</text:p>
          </table:table-cell>
          <table:table-cell table:style-name="ce1" office:value-type="string" calcext:value-type="string">
            <text:p>Tiempo (us)</text:p>
          </table:table-cell>
          <table:table-cell table:style-name="ce1" office:value-type="string" calcext:value-type="string">
            <text:p>K=Tiempo/f(n)</text:p>
          </table:table-cell>
          <table:table-cell table:style-name="ce1" office:value-type="string" calcext:value-type="string">
            <text:p>Tiempo teórico estimado= K*f(n)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442" calcext:value-type="float">
            <text:p>1442</text:p>
          </table:table-cell>
          <table:table-cell table:formula="of:=[.B2]/([.A2]*[.A2])" office:value-type="float" office:value="0.001442" calcext:value-type="float">
            <text:p>0,001442</text:p>
          </table:table-cell>
          <table:table-cell table:formula="of:=[.A2]*[.A2] * [.C$13]" office:value-type="float" office:value="1657.38087391345" calcext:value-type="float">
            <text:p>1657,38087391345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5408" calcext:value-type="float">
            <text:p>5408</text:p>
          </table:table-cell>
          <table:table-cell table:formula="of:=[.B3]/([.A3]*[.A3])" office:value-type="float" office:value="0.001352" calcext:value-type="float">
            <text:p>0,001352</text:p>
          </table:table-cell>
          <table:table-cell table:formula="of:=[.A3]*[.A3] * [.C$13]" office:value-type="float" office:value="6629.52349565382" calcext:value-type="float">
            <text:p>6629,52349565382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2727" calcext:value-type="float">
            <text:p>12727</text:p>
          </table:table-cell>
          <table:table-cell table:formula="of:=[.B4]/([.A4]*[.A4])" office:value-type="float" office:value="0.00141411111111111" calcext:value-type="float">
            <text:p>0,001414111111111</text:p>
          </table:table-cell>
          <table:table-cell table:formula="of:=[.A4]*[.A4] * [.C$13]" office:value-type="float" office:value="14916.4278652211" calcext:value-type="float">
            <text:p>14916,4278652211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25527" calcext:value-type="float">
            <text:p>25527</text:p>
          </table:table-cell>
          <table:table-cell table:formula="of:=[.B5]/([.A5]*[.A5])" office:value-type="float" office:value="0.0015954375" calcext:value-type="float">
            <text:p>0,0015954375</text:p>
          </table:table-cell>
          <table:table-cell table:formula="of:=[.A5]*[.A5] * [.C$13]" office:value-type="float" office:value="26518.0939826153" calcext:value-type="float">
            <text:p>26518,093982615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40774" calcext:value-type="float">
            <text:p>40774</text:p>
          </table:table-cell>
          <table:table-cell table:formula="of:=[.B6]/([.A6]*[.A6])" office:value-type="float" office:value="0.00163096" calcext:value-type="float">
            <text:p>0,00163096</text:p>
          </table:table-cell>
          <table:table-cell table:formula="of:=[.A6]*[.A6] * [.C$13]" office:value-type="float" office:value="41434.5218478364" calcext:value-type="float">
            <text:p>41434,5218478364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61281" calcext:value-type="float">
            <text:p>61281</text:p>
          </table:table-cell>
          <table:table-cell table:formula="of:=[.B7]/([.A7]*[.A7])" office:value-type="float" office:value="0.00170225" calcext:value-type="float">
            <text:p>0,00170225</text:p>
          </table:table-cell>
          <table:table-cell table:formula="of:=[.A7]*[.A7] * [.C$13]" office:value-type="float" office:value="59665.7114608844" calcext:value-type="float">
            <text:p>59665,7114608844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89282" calcext:value-type="float">
            <text:p>89282</text:p>
          </table:table-cell>
          <table:table-cell table:formula="of:=[.B8]/([.A8]*[.A8])" office:value-type="float" office:value="0.00182208163265306" calcext:value-type="float">
            <text:p>0,001822081632653</text:p>
          </table:table-cell>
          <table:table-cell table:formula="of:=[.A8]*[.A8] * [.C$13]" office:value-type="float" office:value="81211.6628217593" calcext:value-type="float">
            <text:p>81211,6628217593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16773" calcext:value-type="float">
            <text:p>116773</text:p>
          </table:table-cell>
          <table:table-cell table:formula="of:=[.B9]/([.A9]*[.A9])" office:value-type="float" office:value="0.001824578125" calcext:value-type="float">
            <text:p>0,001824578125</text:p>
          </table:table-cell>
          <table:table-cell table:formula="of:=[.A9]*[.A9] * [.C$13]" office:value-type="float" office:value="106072.375930461" calcext:value-type="float">
            <text:p>106072,375930461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52148" calcext:value-type="float">
            <text:p>152148</text:p>
          </table:table-cell>
          <table:table-cell table:formula="of:=[.B10]/([.A10]*[.A10])" office:value-type="float" office:value="0.00187837037037037" calcext:value-type="float">
            <text:p>0,00187837037037</text:p>
          </table:table-cell>
          <table:table-cell table:formula="of:=[.A10]*[.A10] * [.C$13]" office:value-type="float" office:value="134247.85078699" calcext:value-type="float">
            <text:p>134247,85078699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1202" calcext:value-type="float">
            <text:p>191202</text:p>
          </table:table-cell>
          <table:table-cell table:formula="of:=[.B11]/([.A11]*[.A11])" office:value-type="float" office:value="0.00191202" calcext:value-type="float">
            <text:p>0,00191202</text:p>
          </table:table-cell>
          <table:table-cell table:formula="of:=[.A11]*[.A11] * [.C$13]" office:value-type="float" office:value="165738.087391345" calcext:value-type="float">
            <text:p>165738,087391345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/>
          <table:table-cell table:style-name="ce1" office:value-type="string" calcext:value-type="string">
            <text:p>K promedio:</text:p>
          </table:table-cell>
          <table:table-cell table:formula="of:=AVERAGE([.C2:.C12])" office:value-type="float" office:value="0.00165738087391345" calcext:value-type="float">
            <text:p>0,00165738087391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9">00/00/0000</text:date>, <text:time style:data-style-name="N2" text:time-value="12:54:27.18311776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01T08:54:19.246823523</meta:creation-date>
    <dc:date>2022-03-19T13:00:47.328883193</dc:date>
    <meta:editing-duration>PT22M27S</meta:editing-duration>
    <meta:editing-cycles>4</meta:editing-cycles>
    <meta:generator>LibreOffice/6.4.7.2$Linux_X86_64 LibreOffice_project/40$Build-2</meta:generator>
    <meta:document-statistic meta:table-count="1" meta:cell-count="4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661cm" svg:y="3.753cm" style:legend-expansion="high" chart:style-name="ch2"/>
        <chart:plot-area chart:style-name="ch3" table:cell-range-address="Burbuja.A2:Burbuja.B11 Burbuja.B1:Burbuja.B1 Burbuja.D1:Burbuja.D11" chart:data-source-has-labels="row" svg:x="0.32cm" svg:y="0.18cm" svg:width="10.021cm" svg:height="8.64cm">
          <chartooo:coordinate-region svg:x="1.682cm" svg:y="0.379cm" svg:width="8.19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Burbuja.B2:Burbuja.B11" chart:label-cell-address="Burbuja.B1:Burbuja.B1" chart:class="chart:scatter">
            <chart:domain table:cell-range-address="Burbuja.A2:Burbuja.A11"/>
            <chart:data-point chart:repeated="10"/>
          </chart:series>
          <chart:series chart:style-name="ch7" chart:values-cell-range-address="Burbuja.D2:Burbuja.D11" chart:label-cell-address="Burbuja.D1:Burbuja.D1" chart:class="chart:scatte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Tiempo (us)</text:p>
                <draw:g>
                  <svg:desc>Burbuja.B1:Burbuja.B1</svg:desc>
                </draw:g>
              </table:table-cell>
              <table:table-cell office:value-type="string">
                <text:p>Tiempo teórico estimado= K*f(n)</text:p>
                <draw:g>
                  <svg:desc>Burbuja.D1:Burbuja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Burbuja.A2:Burbuja.A11</svg:desc>
                </draw:g>
              </table:table-cell>
              <table:table-cell office:value-type="float" office:value="1442">
                <text:p>1442</text:p>
                <draw:g>
                  <svg:desc>Burbuja.B2:Burbuja.B11</svg:desc>
                </draw:g>
              </table:table-cell>
              <table:table-cell office:value-type="float" office:value="1657.38087391345">
                <text:p>1657.38087391345</text:p>
                <draw:g>
                  <svg:desc>Burbuja.D2:Burbuja.D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0">
                <text:p>2000</text:p>
              </table:table-cell>
              <table:table-cell office:value-type="float" office:value="5408">
                <text:p>5408</text:p>
              </table:table-cell>
              <table:table-cell office:value-type="float" office:value="6629.52349565382">
                <text:p>6629.52349565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0">
                <text:p>3000</text:p>
              </table:table-cell>
              <table:table-cell office:value-type="float" office:value="12727">
                <text:p>12727</text:p>
              </table:table-cell>
              <table:table-cell office:value-type="float" office:value="14916.4278652211">
                <text:p>14916.42786522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0">
                <text:p>4000</text:p>
              </table:table-cell>
              <table:table-cell office:value-type="float" office:value="25527">
                <text:p>25527</text:p>
              </table:table-cell>
              <table:table-cell office:value-type="float" office:value="26518.0939826153">
                <text:p>26518.09398261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">
                <text:p>5000</text:p>
              </table:table-cell>
              <table:table-cell office:value-type="float" office:value="40774">
                <text:p>40774</text:p>
              </table:table-cell>
              <table:table-cell office:value-type="float" office:value="41434.5218478364">
                <text:p>41434.52184783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00">
                <text:p>6000</text:p>
              </table:table-cell>
              <table:table-cell office:value-type="float" office:value="61281">
                <text:p>61281</text:p>
              </table:table-cell>
              <table:table-cell office:value-type="float" office:value="59665.7114608844">
                <text:p>59665.71146088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000">
                <text:p>7000</text:p>
              </table:table-cell>
              <table:table-cell office:value-type="float" office:value="89282">
                <text:p>89282</text:p>
              </table:table-cell>
              <table:table-cell office:value-type="float" office:value="81211.6628217593">
                <text:p>81211.6628217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000">
                <text:p>8000</text:p>
              </table:table-cell>
              <table:table-cell office:value-type="float" office:value="116773">
                <text:p>116773</text:p>
              </table:table-cell>
              <table:table-cell office:value-type="float" office:value="106072.375930461">
                <text:p>106072.3759304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000">
                <text:p>9000</text:p>
              </table:table-cell>
              <table:table-cell office:value-type="float" office:value="152148">
                <text:p>152148</text:p>
              </table:table-cell>
              <table:table-cell office:value-type="float" office:value="134247.85078699">
                <text:p>134247.850786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">
                <text:p>10000</text:p>
              </table:table-cell>
              <table:table-cell office:value-type="float" office:value="191202">
                <text:p>191202</text:p>
              </table:table-cell>
              <table:table-cell office:value-type="float" office:value="165738.087391345">
                <text:p>165738.0873913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